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1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3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92 + (0 to 15)</text:p>
          </table:table-cell>
          <table:table-cell table:style-name="ce3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isable this base chann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string" calcext:value-type="string">
            <text:p>32 + 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string" calcext:value-type="string">
            <text:p>32 + 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string" calcext:value-type="string">
            <text:p>32 + 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32 + 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string" calcext:value-type="string">
            <text:p>32 + 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8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8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8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20:06:22.581348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10-07T22:39:02.795569717</dc:date>
    <meta:editing-duration>P1DT14H34M57S</meta:editing-duration>
    <meta:editing-cycles>182</meta:editing-cycles>
    <meta:generator>LibreOffice/5.2.1.2$Linux_X86_64 LibreOffice_project/20m0$Build-2</meta:generator>
    <meta:document-statistic meta:table-count="1" meta:cell-count="3232" meta:object-count="0"/>
  </office:meta>
</office:document-meta>
</file>